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75in" fo:margin-left="-0.075in" table:align="left" style:writing-mode="lr-tb"/>
    </style:style>
    <style:style style:name="Table1.A" style:family="table-column">
      <style:table-column-properties style:column-width="2.5118in"/>
    </style:style>
    <style:style style:name="Table1.B" style:family="table-column">
      <style:table-column-properties style:column-width="5.0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2.3752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2.3752in"/>
        </style:tab-stops>
      </style:paragraph-properties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rsid="00101640" officeooo:paragraph-rsid="00138cef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101640" officeooo:paragraph-rsid="0016181b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1284db" officeooo:paragraph-rsid="001284db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1a9c16" officeooo:paragraph-rsid="001a9c16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02109a3" officeooo:paragraph-rsid="00262298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02c5d11" officeooo:paragraph-rsid="002c5d1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30d16e" officeooo:paragraph-rsid="0030d16e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16def4" officeooo:paragraph-rsid="0016def4"/>
    </style:style>
    <style:style style:name="P14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279cd"/>
    </style:style>
    <style:style style:name="T3" style:family="text">
      <style:text-properties officeooo:rsid="00138cef"/>
    </style:style>
    <style:style style:name="T4" style:family="text">
      <style:text-properties officeooo:rsid="00144ac5"/>
    </style:style>
    <style:style style:name="T5" style:family="text">
      <style:text-properties officeooo:rsid="001c7450"/>
    </style:style>
    <style:style style:name="T6" style:family="text">
      <style:text-properties officeooo:rsid="001def80"/>
    </style:style>
    <style:style style:name="T7" style:family="text">
      <style:text-properties officeooo:rsid="001fda6b"/>
    </style:style>
    <style:style style:name="T8" style:family="text">
      <style:text-properties officeooo:rsid="00223b01"/>
    </style:style>
    <style:style style:name="T9" style:family="text">
      <style:text-properties officeooo:rsid="00242ff9"/>
    </style:style>
    <style:style style:name="T10" style:family="text">
      <style:text-properties officeooo:rsid="0027c267"/>
    </style:style>
    <style:style style:name="T11" style:family="text">
      <style:text-properties officeooo:rsid="002ab90e"/>
    </style:style>
    <style:style style:name="T12" style:family="text">
      <style:text-properties officeooo:rsid="002d18bd"/>
    </style:style>
    <style:style style:name="T13" style:family="text">
      <style:text-properties officeooo:rsid="002dda60"/>
    </style:style>
    <style:style style:name="T14" style:family="text">
      <style:text-properties officeooo:rsid="002ecbc0"/>
    </style:style>
    <style:style style:name="T15" style:family="text">
      <style:text-properties officeooo:rsid="0030213b"/>
    </style:style>
    <style:style style:name="T16" style:family="text">
      <style:text-properties officeooo:rsid="0030b533"/>
    </style:style>
    <style:style style:name="T17" style:family="text">
      <style:text-properties officeooo:rsid="003259b9"/>
    </style:style>
    <style:style style:name="T18" style:family="text">
      <style:text-properties officeooo:rsid="003456c8"/>
    </style:style>
    <style:style style:name="T19" style:family="text">
      <style:text-properties officeooo:rsid="003589d7"/>
    </style:style>
    <style:style style:name="T20" style:family="text">
      <style:text-properties officeooo:rsid="003669c5"/>
    </style:style>
    <style:style style:name="T21" style:family="text">
      <style:text-properties officeooo:rsid="003761be"/>
    </style:style>
    <style:style style:name="T22" style:family="text">
      <style:text-properties officeooo:rsid="003a1f2a"/>
    </style:style>
    <style:style style:name="T23" style:family="text">
      <style:text-properties officeooo:rsid="003ae574"/>
    </style:style>
    <style:style style:name="T24" style:family="text">
      <style:text-properties officeooo:rsid="003c8342"/>
    </style:style>
    <style:style style:name="T25" style:family="text">
      <style:text-properties officeooo:rsid="003db86f"/>
    </style:style>
    <style:style style:name="T26" style:family="text">
      <style:text-properties officeooo:rsid="003e5924"/>
    </style:style>
    <style:style style:name="T27" style:family="text">
      <style:text-properties officeooo:rsid="003fa8ee"/>
    </style:style>
    <style:style style:name="T28" style:family="text">
      <style:text-properties officeooo:rsid="004081b6"/>
    </style:style>
    <style:style style:name="T29" style:family="text">
      <style:text-properties officeooo:rsid="00432461"/>
    </style:style>
    <style:style style:name="T30" style:family="text">
      <style:text-properties officeooo:rsid="00451b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ab 5 – Code Review Template</text:p>
      <text:p text:style-name="Standard">Reviewer Name: <text:span text:style-name="T4">Jardan Andrei</text:span></text:p>
      <text:p text:style-name="Standard">Reviewer Group: <text:span text:style-name="T4">214</text:span></text:p>
      <text:p text:style-name="Standard">Initial C application was created by (Name/Group): <text:span text:style-name="T4">Lup Andrei / 214</text:span></text:p>
      <text:p text:style-name="P3">Please fill in the following table using appropriate, complete data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List of application functionalities that are missing, are incomplete or buggy.</text:p>
            <text:p text:style-name="P1"/>
            <text:p text:style-name="P1"/>
          </table:table-cell>
          <table:table-cell table:style-name="Table1.A1" office:value-type="string">
            <text:p text:style-name="P7">- <text:span text:style-name="T19">bug: </text:span><text:span text:style-name="T3">when you delete a material, </text:span><text:span text:style-name="T20">all the materials which </text:span><text:span text:style-name="T21">come after </text:span><text:span text:style-name="T20">it in the repo are freed</text:span></text:p>
          </table:table-cell>
        </table:table-row>
        <table:table-row table:style-name="Table1.1">
          <table:table-cell table:style-name="Table1.A1" office:value-type="string">
            <text:p text:style-name="P1">List of program functions (except UI) that are not covered by tests.</text:p>
            <text:p text:style-name="P1"/>
            <text:p text:style-name="P1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List of program functions lacking specification.</text:p>
            <text:p text:style-name="P1"/>
            <text:p text:style-name="P1"/>
          </table:table-cell>
          <table:table-cell table:style-name="Table1.A1" office:value-type="string">
            <text:p text:style-name="P8">Most functions lack specifications.</text:p>
          </table:table-cell>
        </table:table-row>
        <table:table-row table:style-name="Table1.1">
          <table:table-cell table:style-name="Table1.A1" office:value-type="string">
            <text:p text:style-name="P1">Is there a clear separation between each module’s specification and its implementation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10"><text:span text:style-name="T8">All</text:span> the function headers are in .h files, and all the function implementations are in .c files.</text:p>
            <text:p text:style-name="P10"><text:span text:style-name="T9">My only nitpick is that </text:span><text:span text:style-name="T10">the specifications have been written only in the .c files, </text:span><text:span text:style-name="T11">and not in the .h files</text:span><text:span text:style-name="T10">.</text:span></text:p>
          </table:table-cell>
        </table:table-row>
        <table:table-row table:style-name="Table1.1">
          <table:table-cell table:style-name="Table1.A1" office:value-type="string">
            <text:p text:style-name="P1">Is the application correctly layered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11">It’s mostly correct, except for a few things.</text:p>
            <text:p text:style-name="P11">- <text:span text:style-name="T12">the List struct is simultaneusly a list, and a repository; I think it would have been better to have them be separate, and for the List struct to have been a mem</text:span><text:span text:style-name="T13">b</text:span><text:span text:style-name="T12">er of </text:span><text:span text:style-name="T14">the </text:span><text:span text:style-name="T12">Repo struct</text:span></text:p>
            <text:p text:style-name="P11">- <text:span text:style-name="T12">the sorting function is implemented in the service layer, as opposed to having been implemented as part of the list (which I think would have been better)</text:span></text:p>
            <text:p text:style-name="P11">- <text:span text:style-name="T22">the modifyRepo function actually changes the object </text:span><text:span text:style-name="T23">which is being modified, instead of removing it and adding the modified version</text:span></text:p>
            <text:p text:style-name="P11">- <text:span text:style-name="T24">materials are identified by their names, instead of having unique id</text:span><text:span text:style-name="T25">s</text:span></text:p>
          </table:table-cell>
        </table:table-row>
        <table:table-row table:style-name="Table1.1">
          <table:table-cell table:style-name="Table1.A1" office:value-type="string">
            <text:p text:style-name="P1">Does the application handle memory correctly (all memory is deallocated, no dangling pointers etc.).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6">- updating a material may cause a buffer overflow</text:p>
            <text:p text:style-name="P6">- <text:span text:style-name="T2">filtering and sorting cause memory leaks </text:span><text:span text:style-name="T15">(in the ui layer)</text:span></text:p>
            <text:p text:style-name="P9">Apart from that it’s ok.</text:p>
          </table:table-cell>
        </table:table-row>
        <table:table-row table:style-name="Table1.1">
          <table:table-cell table:style-name="Table1.A1" office:value-type="string">
            <text:p text:style-name="P1">List those functions that are unclear to you (you don’t understand their role or how they work – usually <text:soft-page-break/>a sign of bad design).</text:p>
            <text:p text:style-name="P1"/>
          </table:table-cell>
          <table:table-cell table:style-name="Table1.A1" office:value-type="string">
            <text:p text:style-name="P13">- <text:span text:style-name="T26">deleteRepo: </text:span><text:span text:style-name="T27">the name of this function makes me think that it deletes the repo, but </text:span><text:span text:style-name="T28">what it actually does, is that it deletes </text:span><text:span text:style-name="T29">a material </text:span><text:span text:style-name="T28">from the repo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List the problems present in the reviewed application and indicate the number of man-hours you require for fix</text:span><text:bookmark text:name="_GoBack"/><text:span text:style-name="T1">ing them.</text:span></text:p>
            <text:p text:style-name="P2"/>
            <text:p text:style-name="P2"/>
          </table:table-cell>
          <table:table-cell table:style-name="Table1.A1" office:value-type="string">
            <text:p text:style-name="P4">- <text:span text:style-name="T5">memory management / logic bugs, as listed above </text:span><text:span text:style-name="T6">(</text:span><text:span text:style-name="T30">30</text:span><text:span text:style-name="T6"> minutes, though most of the time is spent finding the bugs, not fixing them)</text:span></text:p>
            <text:p text:style-name="P4">- <text:span text:style-name="T6">lack of specification</text:span><text:span text:style-name="T7">s</text:span><text:span text:style-name="T6"> (</text:span><text:span text:style-name="T30">45</text:span><text:span text:style-name="T6"> </text:span><text:span text:style-name="T30">minutes</text:span><text:span text:style-name="T6">)</text:span></text:p>
            <text:p text:style-name="P4">- <text:span text:style-name="T16">fixing the layering (1:</text:span><text:span text:style-name="T30">15</text:span><text:span text:style-name="T16"> hours)</text:span></text:p>
            <text:p text:style-name="P12">Total: <text:span text:style-name="T30">2:30</text:span> hou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style:contextual-spacing="fals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size-asian="26pt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hur Molnar</meta:initial-creator>
    <meta:editing-cycles>54</meta:editing-cycles>
    <meta:creation-date>2013-03-25T08:05:00</meta:creation-date>
    <dc:date>2022-03-25T09:25:18.392072715</dc:date>
    <meta:editing-duration>PT1H9M49S</meta:editing-duration>
    <meta:generator>LibreOffice/7.2.6.2$Linux_X86_64 LibreOffice_project/20$Build-2</meta:generator>
    <meta:document-statistic meta:table-count="1" meta:image-count="0" meta:object-count="0" meta:page-count="2" meta:paragraph-count="33" meta:word-count="401" meta:character-count="2342" meta:non-whitespace-character-count="19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